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ff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0000" draw:marker-start="" draw:marker-start-width="0.35cm" draw:marker-end="" draw:marker-end-width="0.35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1.434cm" fo:min-width="5.46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807cm" fo:min-width="1.657cm"/>
      <style:paragraph-properties style:writing-mode="lr-tb"/>
    </style:style>
    <style:style style:name="gr5" style:family="graphic" style:parent-style-name="standard">
      <style:graphic-properties draw:fill="solid" draw:fill-color="#ffffff" draw:textarea-horizontal-align="left" draw:textarea-vertical-align="top" draw:auto-grow-height="false" fo:min-height="1.75cm" fo:min-width="2.82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949cm" fo:min-width="5.463cm"/>
      <style:paragraph-properties style:writing-mode="lr-tb"/>
    </style:style>
    <style:style style:name="gr7"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1.949cm" fo:min-width="5.476cm"/>
      <style:paragraph-properties style:writing-mode="lr-tb"/>
    </style:style>
    <style:style style:name="gr9"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fill="none" draw:textarea-horizontal-align="left" draw:textarea-vertical-align="top" draw:auto-grow-height="false"/>
      <style:paragraph-properties style:writing-mode="lr-tb"/>
    </style:style>
    <style:style style:name="gr11"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807cm" fo:min-width="1.27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807cm" fo:min-width="1.474cm"/>
      <style:paragraph-properties style:writing-mode="lr-tb"/>
    </style:style>
    <style:style style:name="gr14"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fill="solid" draw:fill-color="#cccccc" draw:textarea-horizontal-align="left" draw:textarea-vertical-align="top" draw:auto-grow-height="false" fo:min-height="1.75cm" fo:min-width="2.537cm"/>
      <style:paragraph-properties style:writing-mode="lr-tb"/>
    </style:style>
    <style:style style:name="gr16" style:family="graphic" style:parent-style-name="standard">
      <style:graphic-properties draw:fill="none" draw:textarea-horizontal-align="left" draw:textarea-vertical-align="top" draw:auto-grow-height="false" fo:min-height="1.75cm" fo:min-width="2.488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07cm" fo:min-width="1.463cm"/>
      <style:paragraph-properties style:writing-mode="lr-tb"/>
    </style:style>
    <style:style style:name="gr18" style:family="graphic" style:parent-style-name="standard">
      <style:graphic-properties draw:textarea-horizontal-align="justify" draw:textarea-vertical-align="middle" draw:auto-grow-height="false" fo:min-height="0.66cm" fo:min-width="1.244cm" fo:wrap-option="no-wrap"/>
    </style:style>
    <style:style style:name="P1" style:family="paragraph">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style:paragraph-properties fo:text-align="start" style:writing-mode="lr-tb"/>
      <style:text-properties fo:font-size="14pt" style:font-size-asian="14pt" style:font-size-complex="14pt"/>
    </style:style>
    <style:style style:name="P5"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6" style:family="paragraph">
      <loext:graphic-properties draw:fill="solid" draw:fill-color="#ffffff"/>
      <style:paragraph-properties fo:text-align="start" style:writing-mode="lr-tb"/>
      <style:text-properties fo:font-size="14pt" style:font-size-asian="14pt" style:font-size-complex="14pt"/>
    </style:style>
    <style:style style:name="P7" style:family="paragraph">
      <loext:graphic-properties draw:fill="none"/>
      <style:paragraph-properties fo:text-align="start" style:writing-mode="lr-tb"/>
      <style:text-properties fo:font-size="14pt" style:font-size-asian="14pt" style:font-size-complex="14pt"/>
    </style:style>
    <style:style style:name="P8" style:family="paragraph">
      <loext:graphic-properties draw:fill="solid" draw:fill-color="#cccccc"/>
      <style:paragraph-properties fo:text-align="start" style:writing-mode="lr-tb"/>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8cm" svg:y1="11.93cm" svg:x2="9.927cm" svg:y2="11.93cm">
          <text:p/>
        </draw:line>
        <draw:line draw:style-name="gr2" draw:text-style-name="P1" draw:layer="layout" svg:x1="5.48cm" svg:y1="11.93cm" svg:x2="5.48cm" svg:y2="10.504cm">
          <text:p/>
        </draw:line>
        <draw:frame draw:style-name="gr3" draw:text-style-name="P2" draw:layer="layout" svg:width="5.963cm" svg:height="1.684cm" svg:x="2.929cm" svg:y="11.93cm">
          <draw:text-box>
            <text:p><text:span text:style-name="T1">10.1.1.0/24 </text:span></text:p>
            <text:p><text:span text:style-name="T1">Build (red) Network </text:span></text:p>
          </draw:text-box>
        </draw:frame>
        <draw:frame draw:style-name="gr4" draw:text-style-name="P3" draw:layer="layout" svg:width="2.157cm" svg:height="1.057cm" svg:x="5.515cm" svg:y="10.454cm">
          <draw:text-box>
            <text:p><text:span text:style-name="T2">10.1.1.100</text:span></text:p>
            <text:p><text:span text:style-name="T2">enp0s3</text:span></text:p>
          </draw:text-box>
        </draw:frame>
        <draw:custom-shape draw:style-name="gr5" draw:text-style-name="P6" draw:layer="layout" svg:width="3.325cm" svg:height="2cm" svg:x="4.772cm" svg:y="8.492cm">
          <text:p text:style-name="P4"><text:span text:style-name="T3">Build Server</text:span></text:p>
          <text:p text:style-name="P5"><text:span text:style-name="T1"><text:tab/></text:span><text:span text:style-name="T1">yoda</text:span></text:p>
          <draw:enhanced-geometry svg:viewBox="0 0 21600 21600" draw:type="rectangle" draw:enhanced-path="M 0 0 L 21600 0 21600 21600 0 21600 0 0 Z N"/>
        </draw:custom-shape>
        <draw:frame draw:style-name="gr6" draw:text-style-name="P2" draw:layer="layout" svg:width="5.963cm" svg:height="2.199cm" svg:x="6.67cm" svg:y="5.576cm">
          <draw:text-box>
            <text:p><text:span text:style-name="T1">10.3.1.0/24</text:span></text:p>
            <text:p><text:span text:style-name="T1">Production (black) Network</text:span></text:p>
          </draw:text-box>
        </draw:frame>
        <draw:line draw:style-name="gr7" draw:text-style-name="P1" draw:layer="layout" svg:x1="11.319cm" svg:y1="11.936cm" svg:x2="19.928cm" svg:y2="11.93cm">
          <text:p/>
        </draw:line>
        <draw:frame draw:style-name="gr8" draw:text-style-name="P2" draw:layer="layout" svg:width="5.976cm" svg:height="2.199cm" svg:x="13.588cm" svg:y="12.015cm">
          <draw:text-box>
            <text:p><text:span text:style-name="T1">10.2.1.0/24</text:span></text:p>
            <text:p><text:span text:style-name="T1">Management (blue) Network </text:span></text:p>
            <text:p><text:span text:style-name="T4"/></text:p>
          </draw:text-box>
        </draw:frame>
        <draw:line draw:style-name="gr9" draw:text-style-name="P1" draw:layer="layout" svg:x1="6.326cm" svg:y1="5.651cm" svg:x2="19.73cm" svg:y2="5.651cm">
          <text:p/>
        </draw:line>
        <draw:custom-shape draw:style-name="gr10" draw:text-style-name="P7" draw:layer="layout" svg:width="2.658cm" svg:height="2cm" svg:x="9.338cm" svg:y="8.472cm">
          <text:p text:style-name="P4"><text:span text:style-name="T3">Router</text:span></text:p>
          <text:p text:style-name="P5"><text:span text:style-name="T1"><text:tab/></text:span><text:span text:style-name="T1">r01</text:span></text:p>
          <draw:enhanced-geometry svg:viewBox="0 0 21600 21600" draw:type="rectangle" draw:enhanced-path="M 0 0 L 21600 0 21600 21600 0 21600 0 0 Z N"/>
        </draw:custom-shape>
        <draw:line draw:style-name="gr2" draw:text-style-name="P1" draw:layer="layout" svg:x1="9.478cm" svg:y1="11.91cm" svg:x2="9.478cm" svg:y2="10.484cm">
          <text:p/>
        </draw:line>
        <draw:line draw:style-name="gr11" draw:text-style-name="P1" draw:layer="layout" svg:x1="11.845cm" svg:y1="11.89cm" svg:x2="11.845cm" svg:y2="10.464cm">
          <text:p/>
        </draw:line>
        <draw:frame draw:style-name="gr12" draw:text-style-name="P3" draw:layer="layout" svg:width="1.777cm" svg:height="1.057cm" svg:x="9.316cm" svg:y="10.394cm">
          <draw:text-box>
            <text:p><text:span text:style-name="T2">10.1.1.1</text:span></text:p>
            <text:p><text:span text:style-name="T2">enp0s8</text:span></text:p>
          </draw:text-box>
        </draw:frame>
        <draw:frame draw:style-name="gr12" draw:text-style-name="P3" draw:layer="layout" svg:width="1.777cm" svg:height="1.057cm" svg:x="11.744cm" svg:y="10.395cm">
          <draw:text-box>
            <text:p><text:span text:style-name="T2">10.2.1.1</text:span></text:p>
            <text:p><text:span text:style-name="T2">enp0s3</text:span></text:p>
          </draw:text-box>
        </draw:frame>
        <draw:custom-shape draw:style-name="gr10" draw:text-style-name="P7" draw:layer="layout" svg:width="2.658cm" svg:height="2cm" svg:x="13.197cm" svg:y="7.576cm">
          <text:p text:style-name="P4"><text:span text:style-name="T3">Gateway</text:span></text:p>
          <text:p text:style-name="P5"><text:span text:style-name="T1"><text:tab/></text:span><text:span text:style-name="T1">g01</text:span></text:p>
          <draw:enhanced-geometry svg:viewBox="0 0 21600 21600" draw:type="rectangle" draw:enhanced-path="M 0 0 L 21600 0 21600 21600 0 21600 0 0 Z N"/>
        </draw:custom-shape>
        <draw:line draw:style-name="gr11" draw:text-style-name="P1" draw:layer="layout" svg:x1="14.372cm" svg:y1="11.87cm" svg:x2="14.372cm" svg:y2="9.578cm">
          <text:p/>
        </draw:line>
        <draw:frame draw:style-name="gr13" draw:text-style-name="P3" draw:layer="layout" svg:width="1.974cm" svg:height="1.057cm" svg:x="14.252cm" svg:y="9.501cm">
          <draw:text-box>
            <text:p><text:span text:style-name="T2">10.2.1.10</text:span></text:p>
            <text:p><text:span text:style-name="T2">enp0s3</text:span></text:p>
          </draw:text-box>
        </draw:frame>
        <draw:line draw:style-name="gr14" draw:text-style-name="P1" draw:layer="layout" svg:x1="14.283cm" svg:y1="7.58cm" svg:x2="14.313cm" svg:y2="5.574cm">
          <text:p/>
        </draw:line>
        <draw:frame draw:style-name="gr13" draw:text-style-name="P3" draw:layer="layout" svg:width="1.974cm" svg:height="1.057cm" svg:x="14.163cm" svg:y="6.545cm">
          <draw:text-box>
            <text:p><text:span text:style-name="T2">10.3.1.10</text:span></text:p>
            <text:p><text:span text:style-name="T2">enp0s8</text:span></text:p>
          </draw:text-box>
        </draw:frame>
        <draw:custom-shape draw:style-name="gr15" draw:text-style-name="P8" draw:layer="layout" svg:width="3.037cm" svg:height="2cm" svg:x="16.886cm" svg:y="7.545cm">
          <text:p text:style-name="P4"><text:span text:style-name="T3">Production</text:span></text:p>
          <text:p text:style-name="P4"><text:span text:style-name="T3">Server</text:span></text:p>
          <text:p text:style-name="P5"><text:span text:style-name="T1"><text:tab/></text:span></text:p>
          <draw:enhanced-geometry svg:viewBox="0 0 21600 21600" draw:type="rectangle" draw:enhanced-path="M 0 0 L 21600 0 21600 21600 0 21600 0 0 Z N"/>
        </draw:custom-shape>
        <draw:line draw:style-name="gr11" draw:text-style-name="P1" draw:layer="layout" svg:x1="18.272cm" svg:y1="11.87cm" svg:x2="18.272cm" svg:y2="9.578cm">
          <text:p/>
        </draw:line>
        <draw:line draw:style-name="gr14" draw:text-style-name="P1" draw:layer="layout" svg:x1="18.284cm" svg:y1="7.581cm" svg:x2="18.282cm" svg:y2="5.617cm">
          <text:p/>
        </draw:line>
        <draw:custom-shape draw:style-name="gr16" draw:text-style-name="P7" draw:layer="layout" svg:width="2.988cm" svg:height="2cm" svg:x="10.897cm" svg:y="2.576cm">
          <text:p text:style-name="P4"><text:span text:style-name="T5">Workstation</text:span></text:p>
          <text:p text:style-name="P5"><text:span text:style-name="T1"><text:tab/></text:span><text:span text:style-name="T1">w01</text:span></text:p>
          <draw:enhanced-geometry svg:viewBox="0 0 21600 21600" draw:type="rectangle" draw:enhanced-path="M 0 0 L 21600 0 21600 21600 0 21600 0 0 Z N"/>
        </draw:custom-shape>
        <draw:frame draw:style-name="gr17" draw:text-style-name="P3" draw:layer="layout" svg:width="1.963cm" svg:height="1.057cm" svg:x="12.292cm" svg:y="4.533cm">
          <draw:text-box>
            <text:p><text:span text:style-name="T2">10.3.1.10</text:span></text:p>
            <text:p><text:span text:style-name="T2">enp0s8</text:span></text:p>
          </draw:text-box>
        </draw:frame>
        <draw:custom-shape draw:style-name="gr18" draw:text-style-name="P1" draw:layer="layout" svg:width="2.669cm" svg:height="1.402cm" svg:x="16.032cm" svg:y="2.8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3" draw:layer="layout" svg:width="1.777cm" svg:height="1.057cm" svg:x="14.046cm" svg:y="3.597cm">
          <draw:text-box>
            <text:p><text:span text:style-name="T2">DHCP</text:span></text:p>
            <text:p><text:span text:style-name="T2">enp0s3</text:span></text:p>
          </draw:text-box>
        </draw:frame>
        <draw:line draw:style-name="gr14" draw:text-style-name="P1" draw:layer="layout" svg:x1="13.884cm" svg:y1="3.581cm" svg:x2="16.056cm" svg:y2="3.599cm">
          <text:p/>
        </draw:line>
        <draw:line draw:style-name="gr14" draw:text-style-name="P1" draw:layer="layout" svg:x1="12.166cm" svg:y1="5.661cm" svg:x2="12.188cm" svg:y2="4.59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2-07-27T16:22:32.527993889</dc:date>
    <meta:editing-duration>PT6H32M14S</meta:editing-duration>
    <meta:editing-cycles>29</meta:editing-cycles>
    <meta:generator>LibreOffice/6.4.7.2$Linux_X86_64 LibreOffice_project/40$Build-2</meta:generator>
    <meta:document-statistic meta:object-count="28"/>
  </office:meta>
</office:document-meta>
</file>